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27b07" officeooo:paragraph-rsid="00127b07"/>
    </style:style>
    <style:style style:name="P2" style:family="paragraph" style:parent-style-name="Standard" style:list-style-name="L1">
      <style:text-properties officeooo:rsid="00127b07" officeooo:paragraph-rsid="00127b07" fo:background-color="#ffff00"/>
    </style:style>
    <style:style style:name="T1" style:family="text">
      <style:text-properties fo:background-color="#ffff00"/>
    </style:style>
    <style:style style:name="T2" style:family="text">
      <style:text-properties officeooo:rsid="00133bb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556179215829737120" text:style-name="L1">
        <text:list-item>
          <text:p text:style-name="P1"><text:span text:style-name="T1">Tasks</text:span> done and problems on doing that</text:p>
        </text:list-item>
        <text:list-item>
          <text:p text:style-name="P2">Alpha prototype</text:p>
        </text:list-item>
        <text:list-item>
          <text:p text:style-name="P1">Alpha prototype presentation</text:p>
        </text:list-item>
        <text:list-item>
          <text:p text:style-name="P1"><text:span text:style-name="T1">Status Report presentation</text:span>: who and what?</text:p>
        </text:list-item>
        <text:list-item>
          <text:p text:style-name="P1"><text:span text:style-name="T1">quartz scheduler</text:span> → <text:span text:style-name="T2">could be ok?</text:span></text:p>
        </text:list-item>
        <text:list-item>
          <text:p text:style-name="P2">Test classes and tests</text:p>
        </text:list-item>
        <text:list-item>
          <text:p text:style-name="P1"><text:span text:style-name="T1">updating the documentation </text:span>→ use case diagrams, sequence diagrams, class diagrams</text:p>
        </text:list-item>
        <text:list-item>
          <text:p text:style-name="P1"><text:span text:style-name="T1">Final documentation</text:span>, user manual, installation manual → start to write → who will do that?</text:p>
        </text:list-item>
        <text:list-item>
          <text:p text:style-name="P1">Next tasks</text:p>
        </text:list-item>
        <text:list-item>
          <text:p text:style-name="P1">Quesiton ?? Suggestions?? proposals ?? :-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1T14:58:09.15</meta:creation-date>
    <meta:generator>LibreOffice/4.0.5.2$Windows_x86 LibreOffice_project/5464147a081647a250913f19c0715bca595af2f</meta:generator>
    <dc:date>2013-11-25T17:27:28.67</dc:date>
    <meta:editing-duration>P0D</meta:editing-duration>
    <meta:editing-cycles>2</meta:editing-cycles>
    <meta:document-statistic meta:table-count="0" meta:image-count="0" meta:object-count="0" meta:page-count="1" meta:paragraph-count="10" meta:word-count="72" meta:character-count="418" meta:non-whitespace-character-count="366"/>
  </office:meta>
</office:document-meta>
</file>